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5.1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table:number-columns-repeated="6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float" office:value="282" calcext:value-type="float">
            <text:p>282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office:value-type="float" office:value="402" calcext:value-type="float">
            <text:p>402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float" office:value="580" calcext:value-type="float">
            <text:p>580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62" calcext:value-type="float">
            <text:p>562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float" office:value="766" calcext:value-type="float">
            <text:p>766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6" calcext:value-type="float">
            <text:p>1056</text:p>
          </table:table-cell>
          <table:table-cell office:value-type="float" office:value="938" calcext:value-type="float">
            <text:p>938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0" calcext:value-type="float">
            <text:p>1050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50" calcext:value-type="float">
            <text:p>1150</text:p>
          </table:table-cell>
          <table:table-cell office:value-type="float" office:value="988" calcext:value-type="float">
            <text:p>988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80" calcext:value-type="float">
            <text:p>1080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float" office:value="1260" calcext:value-type="float">
            <text:p>1260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212" calcext:value-type="float">
            <text:p>1212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52" calcext:value-type="float">
            <text:p>1552</text:p>
          </table:table-cell>
          <table:table-cell office:value-type="float" office:value="1314" calcext:value-type="float">
            <text:p>1314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54" calcext:value-type="float">
            <text:p>1654</text:p>
          </table:table-cell>
          <table:table-cell office:value-type="float" office:value="1474" calcext:value-type="float">
            <text:p>1474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16" calcext:value-type="float">
            <text:p>1416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34" calcext:value-type="float">
            <text:p>1734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1568" calcext:value-type="float">
            <text:p>1568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float" office:value="530" calcext:value-type="float">
            <text:p>530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770" calcext:value-type="float">
            <text:p>770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office:value-type="float" office:value="836" calcext:value-type="float">
            <text:p>836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float" office:value="880" calcext:value-type="float">
            <text:p>880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28" calcext:value-type="float">
            <text:p>1128</text:p>
          </table:table-cell>
          <table:table-cell office:value-type="float" office:value="1002" calcext:value-type="float">
            <text:p>100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02" calcext:value-type="float">
            <text:p>1202</text:p>
          </table:table-cell>
          <table:table-cell office:value-type="float" office:value="1060" calcext:value-type="float">
            <text:p>1060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float" office:value="1160" calcext:value-type="float">
            <text:p>1160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90" calcext:value-type="float">
            <text:p>1390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office:value-type="float" office:value="1314" calcext:value-type="float">
            <text:p>1314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12" calcext:value-type="float">
            <text:p>1612</text:p>
          </table:table-cell>
          <table:table-cell office:value-type="float" office:value="1400" calcext:value-type="float">
            <text:p>1400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0" calcext:value-type="float">
            <text:p>1470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1506" calcext:value-type="float">
            <text:p>150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34" calcext:value-type="float">
            <text:p>1734</text:p>
          </table:table-cell>
          <table:table-cell office:value-type="float" office:value="1516" calcext:value-type="float">
            <text:p>1516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6" calcext:value-type="float">
            <text:p>1536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302" calcext:value-type="float">
            <text:p>302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float" office:value="336" calcext:value-type="float">
            <text:p>336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float" office:value="350" calcext:value-type="float">
            <text:p>350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float" office:value="380" calcext:value-type="float">
            <text:p>380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348" calcext:value-type="float">
            <text:p>348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408" calcext:value-type="float">
            <text:p>408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6" calcext:value-type="float">
            <text:p>486</text:p>
          </table:table-cell>
          <table:table-cell office:value-type="float" office:value="426" calcext:value-type="float">
            <text:p>426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0" calcext:value-type="float">
            <text:p>520</text:p>
          </table:table-cell>
          <table:table-cell office:value-type="float" office:value="426" calcext:value-type="float">
            <text:p>426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4" calcext:value-type="float">
            <text:p>524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8" calcext:value-type="float">
            <text:p>558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72" calcext:value-type="float">
            <text:p>572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3-19T15:56:45.776271275</dc:date>
    <dc:creator>sahil </dc:creator>
    <meta:editing-duration>PT52M23S</meta:editing-duration>
    <meta:editing-cycles>1</meta:editing-cycles>
    <meta:document-statistic meta:table-count="1" meta:cell-count="732" meta:object-count="0"/>
    <meta:generator>LibreOffice/4.1.5.3$Linux_x86 LibreOffice_project/410m0$Build-3</meta:generator>
  </office:meta>
</office:document-meta>
</file>